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7a5e" officeooo:paragraph-rsid="00157a5e"/>
    </style:style>
    <style:style style:name="P2" style:family="paragraph" style:parent-style-name="Standard">
      <style:paragraph-properties fo:text-align="start" style:justify-single-word="false"/>
      <style:text-properties officeooo:rsid="00157a5e" officeooo:paragraph-rsid="00157a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reliminary Exam Writeup</text:p>
      <text:p text:style-name="P1">Clayton Bennett</text:p>
      <text:p text:style-name="P1">November 22, 2023</text:p>
      <text:p text:style-name="P1"/>
      <text:p text:style-name="P2"><text:tab/>The standard model of particle physics is a quantum field theory that describes the interactions of quarks and leptons via the exchange of gauge bosons. <text:s/>This model lays the theoretical foundation for the electromagnetic, weak, and strong interactions. <text:s/>In this model, partons (quarks and gluons) are point-like constituents of stable hadrons (protons and neutrons) held together by the strong force, which is mediated by the self-interacting gluon. <text:s/>The massive W and Z bosons mediate the weak interaction responsible for the radioactive decay of atomic nuclei, and the photon mediates the electromagnetic force responsible for the dynamics of charged particles. The theory does not describe gravity, dark matter, nor the mass of the neutrino, but is experimentally verified to great precision.</text:p>
      <text:p text:style-name="P2"><text:tab/>Quarks carry color charge but have never been observed in isolation. Rather, they only exist in color-neutral states of baryons and mesons. <text:s/>This can be explained by the phenomena of color confinement, in which the strong color force grows with confined quark separation: particle-antiparticle pairs are formed out of the vacuum at great enough distances to create an energetically favorable state. Thus, quarks are always confined to color-neutral composite particles. However, QCD also displays an important property known as asymptotic freedom, which means that with large interaction energies (or small distance scales), the strength of the strong force decreases. Thus, it is possible to liberate partons from their strong-force bonds by creating sufficiently hot and/or dense matter. <text:s/>The creation and study of such a deconfined state of matter is the primary focus of modern high-energy nuclear physics.</text:p>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17:32.936939676</meta:creation-date>
    <dc:date>2023-11-22T13:03:50.817181908</dc:date>
    <meta:editing-duration>PT46M18S</meta:editing-duration>
    <meta:editing-cycles>1</meta:editing-cycles>
    <meta:document-statistic meta:table-count="0" meta:image-count="0" meta:object-count="0" meta:page-count="1" meta:paragraph-count="6" meta:word-count="266" meta:character-count="1771" meta:non-whitespace-character-count="1502"/>
    <meta:generator>LibreOffice/7.6.2.1$Linux_X86_64 LibreOffice_project/60$Build-1</meta:generator>
  </office:meta>
</office:document-meta>
</file>